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Ubuntu1" svg:font-family="Ubuntu" style:font-pitch="variable"/>
    <style:font-face style:name="Ubuntu" svg:font-family="Ubuntu" style:font-adornments="Gras" style:font-pitch="variable"/>
    <style:font-face style:name="Ubuntu Condensed" svg:font-family="'Ubuntu Condensed'" style:font-adornments="Gras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fo:language="fr" fo:country="FR" fo:font-weight="bold" style:font-size-asian="12pt" style:font-weight-asian="bold"/>
    </style:style>
    <style:style style:name="P2" style:family="paragraph" style:parent-style-name="Standard">
      <style:text-properties style:use-window-font-color="true" style:font-name="Ubuntu1" fo:font-size="12pt" fo:language="fr" fo:country="FR" officeooo:rsid="004b1e02" officeooo:paragraph-rsid="004b1e02" style:font-name-asian="Times New Roman" style:font-size-asian="12pt" style:language-asian="zh" style:country-asian="CN" style:font-name-complex="Arial" style:font-size-complex="10pt" style:language-complex="ar" style:country-complex="SA"/>
    </style:style>
    <style:style style:name="P3" style:family="paragraph" style:parent-style-name="Standard">
      <style:text-properties style:use-window-font-color="true" style:font-name="Ubuntu1" fo:font-size="12pt" fo:language="fr" fo:country="FR" officeooo:rsid="004bccc2" officeooo:paragraph-rsid="004bccc2" style:font-name-asian="Times New Roman" style:font-size-asian="12pt" style:language-asian="zh" style:country-asian="CN" style:font-name-complex="Arial" style:font-size-complex="10pt" style:language-complex="ar" style:country-complex="SA"/>
    </style:style>
    <style:style style:name="P4" style:family="paragraph" style:parent-style-name="Standard">
      <style:text-properties style:use-window-font-color="true" style:font-name="Ubuntu1" fo:font-size="12pt" fo:language="fr" fo:country="FR" fo:font-weight="normal" officeooo:rsid="004eae05" officeooo:paragraph-rsid="004eae05" fo:background-color="transparent" style:font-name-asian="Times New Roman" style:font-size-asian="12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5" style:family="paragraph" style:parent-style-name="Standard">
      <style:text-properties style:use-window-font-color="true" style:font-name="Ubuntu1" fo:font-size="12pt" fo:language="fr" fo:country="FR" fo:font-weight="normal" officeooo:rsid="004eae05" officeooo:paragraph-rsid="0050a214" fo:background-color="transparent" style:font-name-asian="Times New Roman" style:font-size-asian="12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6" style:family="paragraph" style:parent-style-name="Standard">
      <style:text-properties style:use-window-font-color="true" style:font-name="Ubuntu1" fo:font-size="12pt" fo:language="fr" fo:country="FR" fo:font-weight="normal" officeooo:rsid="0050a214" officeooo:paragraph-rsid="0050a214" fo:background-color="transparent" style:font-name-asian="Times New Roman" style:font-size-asian="12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7" style:family="paragraph" style:parent-style-name="Standard" style:list-style-name="L1">
      <style:text-properties style:use-window-font-color="true" style:font-name="Ubuntu1" fo:font-size="12pt" fo:language="fr" fo:country="FR" officeooo:rsid="004b1e02" officeooo:paragraph-rsid="004b1e02" style:font-name-asian="Times New Roman" style:font-size-asian="12pt" style:language-asian="zh" style:country-asian="CN" style:font-name-complex="Arial" style:font-size-complex="10pt" style:language-complex="ar" style:country-complex="SA"/>
    </style:style>
    <style:style style:name="P8" style:family="paragraph" style:parent-style-name="Standard" style:list-style-name="L2">
      <style:text-properties style:use-window-font-color="true" style:font-name="Ubuntu1" fo:font-size="12pt" fo:language="fr" fo:country="FR" officeooo:rsid="004b1e02" officeooo:paragraph-rsid="004b1e02" style:font-name-asian="Times New Roman" style:font-size-asian="12pt" style:language-asian="zh" style:country-asian="CN" style:font-name-complex="Arial" style:font-size-complex="10pt" style:language-complex="ar" style:country-complex="SA"/>
    </style:style>
    <style:style style:name="P9" style:family="paragraph" style:parent-style-name="Standard" style:list-style-name="L3">
      <style:text-properties style:use-window-font-color="true" style:font-name="Ubuntu1" fo:font-size="12pt" fo:language="fr" fo:country="FR" officeooo:rsid="004eae05" officeooo:paragraph-rsid="004eae05" style:font-name-asian="Times New Roman" style:font-size-asian="12pt" style:language-asian="zh" style:country-asian="CN" style:font-name-complex="Arial" style:font-size-complex="10pt" style:language-complex="ar" style:country-complex="SA"/>
    </style:style>
    <style:style style:name="P10" style:family="paragraph" style:parent-style-name="Standard" style:list-style-name="L4">
      <style:text-properties style:use-window-font-color="true" style:font-name="Ubuntu1" fo:font-size="12pt" fo:language="fr" fo:country="FR" fo:font-weight="normal" officeooo:rsid="0050a214" officeooo:paragraph-rsid="0050a214" fo:background-color="transparent" style:font-name-asian="Times New Roman" style:font-size-asian="12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1" style:family="paragraph" style:parent-style-name="Standard" style:list-style-name="L4">
      <style:text-properties style:use-window-font-color="true" style:font-name="Ubuntu1" fo:font-size="12pt" fo:language="fr" fo:country="FR" fo:font-weight="normal" officeooo:rsid="0050f9e3" officeooo:paragraph-rsid="0050f9e3" fo:background-color="transparent" style:font-name-asian="Times New Roman" style:font-size-asian="12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Heading_20_3">
      <style:text-properties fo:language="fr" fo:country="FR" style:language-asian="zh" style:country-asian="CN" style:language-complex="ar" style:country-complex="SA"/>
    </style:style>
    <style:style style:name="P13" style:family="paragraph" style:parent-style-name="Heading_20_3">
      <style:text-properties style:use-window-font-color="true" style:font-name="Ubuntu Condensed" fo:font-size="14pt" fo:language="fr" fo:country="FR" fo:font-weight="bold" officeooo:rsid="0033ef1a" style:font-name-asian="Times New Roman" style:font-size-asian="12pt" style:language-asian="zh" style:country-asian="CN" style:font-name-complex="Arial" style:font-size-complex="10pt" style:language-complex="ar" style:country-complex="SA"/>
    </style:style>
    <style:style style:name="P14" style:family="paragraph" style:parent-style-name="Heading_20_3">
      <style:text-properties style:use-window-font-color="true" style:font-name="Ubuntu Condensed" fo:font-size="14pt" fo:language="fr" fo:country="FR" fo:font-weight="bold" officeooo:rsid="0033ef1a" officeooo:paragraph-rsid="0050a214" style:font-name-asian="Times New Roman" style:font-size-asian="12pt" style:language-asian="zh" style:country-asian="CN" style:font-name-complex="Arial" style:font-size-complex="10pt" style:language-complex="ar" style:country-complex="SA"/>
    </style:style>
    <style:style style:name="P15" style:family="paragraph" style:parent-style-name="Heading_20_3" style:master-page-name="Standard">
      <style:paragraph-properties style:page-number="auto"/>
      <style:text-properties style:use-window-font-color="true" style:font-name="Ubuntu Condensed" fo:font-size="14pt" fo:language="fr" fo:country="FR" officeooo:rsid="0033ef1a" style:font-name-asian="Times New Roman" style:font-size-asian="12pt" style:font-name-complex="Arial" style:font-size-complex="10pt" style:language-complex="ar" style:country-complex="SA"/>
    </style:style>
    <style:style style:name="T1" style:family="text">
      <style:text-properties officeooo:rsid="004b1e02"/>
    </style:style>
    <style:style style:name="T2" style:family="text">
      <style:text-properties fo:font-weight="bold" style:language-asian="zh" style:country-asian="CN"/>
    </style:style>
    <style:style style:name="T3" style:family="text">
      <style:text-properties fo:font-weight="bold" officeooo:rsid="004b1e02" style:language-asian="zh" style:country-asian="CN"/>
    </style:style>
    <style:style style:name="T4" style:family="text">
      <style:text-properties officeooo:rsid="0050a214"/>
    </style:style>
    <style:style style:name="T5" style:family="text">
      <style:text-properties officeooo:rsid="0050f9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54019930416081411" text:style-name="WW8Num1">
        <text:list-item>
          <text:h text:style-name="P15" text:outline-level="3"><text:span text:style-name="T2">Question 1 : </text:span><text:span text:style-name="T3">Faire un page Web HTML</text:span></text:h>
        </text:list-item>
      </text:list>
      <text:p text:style-name="P2">Le but de cette question est de s’intéresser à la sémantique HTML, pas à la mise en forme.</text:p>
      <text:p text:style-name="P2">Cette page doit contenir : </text:p>
      <text:list xml:id="list3095904673405921846" text:style-name="L1">
        <text:list-item>
          <text:p text:style-name="P7">Une navigation sous forme de liste non ordonnée de liens</text:p>
        </text:list-item>
        <text:list-item>
          <text:p text:style-name="P7">Un article contenant </text:p>
          <text:list>
            <text:list-item>
              <text:p text:style-name="P7">Un titre principale</text:p>
            </text:list-item>
            <text:list-item>
              <text:p text:style-name="P7">Une photo mise en avant</text:p>
            </text:list-item>
            <text:list-item>
              <text:p text:style-name="P7">Un paragraphe de texte</text:p>
            </text:list-item>
            <text:list-item>
              <text:p text:style-name="P7">Une date de publication</text:p>
            </text:list-item>
            <text:list-item>
              <text:p text:style-name="P7">Un auteur</text:p>
            </text:list-item>
          </text:list>
        </text:list-item>
        <text:list-item>
          <text:p text:style-name="P7">Une « sidebar » contenant une liste de liens vers les articles les plus consultés</text:p>
        </text:list-item>
        <text:list-item>
          <text:p text:style-name="P7">Un pied de page Contenant un copyright et un lien vers la page «Mentions Légales»</text:p>
        </text:list-item>
      </text:list>
      <text:p text:style-name="P2">La photo devra être dans un dossier « assets/images/ ».</text:p>
      <text:p text:style-name="P2"/>
      <text:p text:style-name="P2">Passez votre page au validateur : https://validator.w3.org/</text:p>
      <text:list xml:id="list153543543041596" text:continue-list="list6754019930416081411" text:style-name="WW8Num1">
        <text:list-item>
          <text:h text:style-name="P12" text:outline-level="3">Question 2 : <text:span text:style-name="T1">Feuille de style CSS</text:span></text:h>
        </text:list-item>
      </text:list>
      <text:p text:style-name="P2">Ajoutez une feuille de style à votre projet dans un dossier « assets/css/ ».</text:p>
      <text:p text:style-name="P2">Cette feuille de style doit permettre d’afficher : </text:p>
      <text:list xml:id="list5274100045912919459" text:style-name="L2">
        <text:list-item>
          <text:p text:style-name="P8">La navigation sur une ligne</text:p>
        </text:list-item>
        <text:list-item>
          <text:p text:style-name="P8">Le titre en rouge</text:p>
        </text:list-item>
        <text:list-item>
          <text:p text:style-name="P8">L’article côte à côte <text:span text:style-name="T5">avec</text:span> la sidebar avec les proportion 2/3 + 1/3.</text:p>
        </text:list-item>
        <text:list-item>
          <text:p text:style-name="P8">La photo doit faire la moitié de la largeur de l’article</text:p>
        </text:list-item>
        <text:list-item>
          <text:p text:style-name="P8">Le pied de page doit être écris en blanc sur fond noir.</text:p>
        </text:list-item>
        <text:list-item>
          <text:p text:style-name="P8">Le contenu de la page ne doit pas s’étaler sur plus de 990px de large</text:p>
        </text:list-item>
      </text:list>
      <text:list xml:id="list153544460997048" text:continue-list="list153543543041596" text:style-name="WW8Num1">
        <text:list-item>
          <text:h text:style-name="P13" text:outline-level="3">Question 3 : <text:span text:style-name="T1">Responsive avec media query</text:span></text:h>
        </text:list-item>
      </text:list>
      <text:p text:style-name="P3">Modifier votre feuille de style pour qu’il s’adapte aux petits écrans :</text:p>
      <text:list xml:id="list8017328798045085026" text:style-name="L3">
        <text:list-item>
          <text:p text:style-name="P9">Mettre les éléments du menu les un en dessous des autres prenant toute la largeur</text:p>
        </text:list-item>
        <text:list-item>
          <text:p text:style-name="P9">Mettre l’article sur toute la largeur au dessus de la sidebar sur toute la largeur</text:p>
        </text:list-item>
        <text:list-item>
          <text:p text:style-name="P9">Mettre la photo sur toute la largeur</text:p>
        </text:list-item>
      </text:list>
      <text:p text:style-name="P4"/>
      <text:p text:style-name="P5">Sur Firefox, utilisez la commande ctrl+maj+M pour tester.</text:p>
      <text:list xml:id="list153543668623555" text:continue-list="list153544460997048" text:style-name="WW8Num1">
        <text:list-item>
          <text:h text:style-name="P14" text:outline-level="3"><text:soft-page-break/>Question <text:span text:style-name="T4">4</text:span> : <text:span text:style-name="T4">Icones avec fontawesome</text:span></text:h>
        </text:list-item>
      </text:list>
      <text:p text:style-name="P6">Téléchargez et ajoutez à votre page la librairie fontawesome <text:a xlink:type="simple" xlink:href="http://fontawesome.io/" text:style-name="Internet_20_link" text:visited-style-name="Visited_20_Internet_20_Link">http://fontawesome.io/</text:a></text:p>
      <text:list xml:id="list4815174763436099822" text:style-name="L4">
        <text:list-item>
          <text:p text:style-name="P10">Ajouter une icône pour chaque éléments de navigation.</text:p>
        </text:list-item>
        <text:list-item>
          <text:p text:style-name="P10">Ajouter une icône de copyright dans le pied de page</text:p>
        </text:list-item>
        <text:list-item>
          <text:p text:style-name="P10">Ajouter une icône quatre fois plus grande et qui tourne devant le titre.</text:p>
        </text:list-item>
        <text:list-item>
          <text:p text:style-name="P11">Ajouter trois étoiles pleine suivis de deux étoiles vide dans la sidebar pour évoquer une note.</text:p>
        </text:list-item>
      </text:list>
      <text:list xml:id="list153543678728775" text:continue-list="list153543668623555" text:style-name="WW8Num1">
        <text:list-item>
          <text:h text:style-name="P14" text:outline-level="3">Question <text:span text:style-name="T4">5</text:span> : <text:span text:style-name="T4">Mise en page avec Bootsrap</text:span></text:h>
        </text:list-item>
      </text:list>
      <text:p text:style-name="P6">Téléchargez et ajoutez à votre projet la librairie bootstrap <text:a xlink:type="simple" xlink:href="http://getbootstrap.com/" text:style-name="Internet_20_link" text:visited-style-name="Visited_20_Internet_20_Link">http://getbootstrap.com/</text:a></text:p>
      <text:p text:style-name="P6"/>
      <text:p text:style-name="P6">Retirez tous les éléments de mise en page de votre feuille de style : colonne 2/3 + 1/3, largeur maximum.</text:p>
      <text:p text:style-name="P6"/>
      <text:p text:style-name="P6">Refait cette mise en page en utilisant les classes de bootsrap. Voir la documentation ici : <text:a xlink:type="simple" xlink:href="http://getbootstrap.com/css/#grid" text:style-name="Internet_20_link" text:visited-style-name="Visited_20_Internet_20_Link">http://getbootstrap.com/css/#grid</text:a></text:p>
      <text:p text:style-name="P6"/>
      <text:p text:style-name="P6">Ajoutez après l’article un champ pour commenter l’article ainsi qu’un bouton « Commenter ».</text:p>
      <text:list xml:id="list153545000101571" text:continue-numbering="true" text:style-name="WW8Num1">
        <text:list-item>
          <text:h text:style-name="P14" text:outline-level="3">Question <text:span text:style-name="T4">6</text:span> : <text:span text:style-name="T4">javascript avec jQuery</text:span></text:h>
        </text:list-item>
      </text:list>
      <text:p text:style-name="P6">Téléchargez et ajoutez à votre projet la librairie jQurey <text:a xlink:type="simple" xlink:href="http://jquery.com/" text:style-name="Internet_20_link" text:visited-style-name="Visited_20_Internet_20_Link">http://jquery.com/</text:a></text:p>
      <text:p text:style-name="P6">Ajoutez dans votre page un fichier javascript dans le dossier «assets/js/».</text:p>
      <text:p text:style-name="P6"/>
      <text:p text:style-name="P6">Faite en sorte qu’au clique sur le bouton, le contenu du champs texte soit écrit dans la page en dessous de l’artic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Ubuntu1" svg:font-family="Ubuntu" style:font-pitch="variable"/>
    <style:font-face style:name="Ubuntu" svg:font-family="Ubuntu" style:font-adornments="Gras" style:font-pitch="variable"/>
    <style:font-face style:name="Ubuntu Condensed" svg:font-family="'Ubuntu Condensed'" style:font-adornments="Gras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fo:color="#1c1c1c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 style:master-page-name="">
      <style:paragraph-properties fo:margin-top="1cm" fo:margin-bottom="0.499cm" loext:contextual-spacing="false" style:page-number="auto" fo:keep-with-next="always" style:writing-mode="lr-tb"/>
      <style:text-properties style:font-name="Ubuntu Condensed" fo:font-family="'Ubuntu Condensed'" style:font-style-name="Gras" style:font-pitch="variable" fo:font-size="14pt" fo:font-weight="bold" style:font-size-asian="12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9cm" fo:margin-bottom="1cm" loext:contextual-spacing="false" style:page-number="auto" fo:break-before="page" style:writing-mode="lr-tb"/>
      <style:text-properties style:font-name="Ubuntu" fo:font-family="Ubuntu" style:font-style-name="Gras" style:font-pitch="variable" fo:font-size="140%" fo:font-weight="bold" style:font-size-asian="115%" style:font-weight-asian="bold" style:font-size-complex="115%" style:font-weight-complex="600"/>
    </style:style>
    <style:style style:name="Frame_20_contents" style:display-name="Frame contents" style:family="paragraph" style:parent-style-name="Standard" style:class="extra"/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5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1" fo:font-family="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1" fo:font-family="Symbol" style:font-name-complex="OpenSymbol2" style:font-family-complex="OpenSymbol, 'Arial Unicode MS'" style:font-charset-complex="x-symbol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re_20_Car" style:display-name="Titre Car" style:family="text"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_20_2_20_Car" style:display-name="Titre 2 Car" style:family="text">
      <style:text-properties style:font-name="Calibri" fo:font-family="Calibri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itre_20_1_20_Car" style:display-name="Titre 1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e_20_brut_20_Car" style:display-name="Texte brut Car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Police_20_par_20_défaut" style:display-name="Police par défaut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language="fr" fo:country="FR" fo:font-weight="bold" style:font-size-asian="12pt" style:font-weight-asian="bold"/>
    </style:style>
    <style:style style:name="MT1" style:family="text">
      <style:text-properties officeooo:rsid="004b1e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P3</text:span> — Interface Homme Machi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scussion is an important part of this practical, so you will learn more if you do it in a scheduled lab, and less if skim through it on your own</dc:title>
    <meta:initial-creator>Dept of Computing Science</meta:initial-creator>
    <meta:creation-date>2005-02-04T17:25:00</meta:creation-date>
    <dc:creator>Nathanaël Martel</dc:creator>
    <dc:date>2017-02-12T15:35:42.804287052</dc:date>
    <meta:print-date>2005-02-04T14:42:00</meta:print-date>
    <meta:editing-cycles>70</meta:editing-cycles>
    <meta:editing-duration>PT5H20M30S</meta:editing-duration>
    <meta:generator>LibreOffice/5.2.2.2$Linux_X86_64 LibreOffice_project/20m0$Build-2</meta:generator>
    <meta:document-statistic meta:table-count="0" meta:image-count="0" meta:object-count="0" meta:page-count="2" meta:paragraph-count="45" meta:word-count="469" meta:character-count="2610" meta:non-whitespace-character-count="2204"/>
  </office:meta>
</office:document-meta>
</file>